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28847" officeooo:paragraph-rsid="00128847"/>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onjour,</text:p>
      <text:p text:style-name="P1"/>
      <text:p text:style-name="P1">si je vous contacte aujourd’hui c’est pour obtenir quelques informations à propos de votre drone ( Droneo <text:s text:c="2"/>ou Spyboat ). Je m’appelle Bertrand de Chivré et suis actuellement en dernière année dans l’école d’ingénieur ENSTA Paristech.</text:p>
      <text:p text:style-name="P1"/>
      <text:p text:style-name="P1">Je réalise dans le cadre de mon projet autonome ( projet phare de la dernière année d’école ), un état de l’art des drones aquatiques de surface et aimerais en savoir plus sur votre entreprise. </text:p>
      <text:p text:style-name="P1">Les informations techniques fournies par votre site internet sont suffisantes pour mon étude mais il me manque des informations sur votre mode de fonctionnement et sur les tarifs que nous appliquez.</text:p>
      <text:p text:style-name="P1">Accepteriez vous de nous décrire les différentes formules de mise à disposition de vos équipements et de nous fournir les prix que vous mettez en place ? Nous aimerions aussi avoir un ordre de grandeur du coût de fabrication d’un drone ainsi que du nombre de véhicules composant votre flotte.</text:p>
      <text:p text:style-name="P1"/>
      <text:p text:style-name="P1">Je vous remercie de prendre ma demande en considération,</text:p>
      <text:p text:style-name="P1">Cordialement,</text:p>
      <text:p text:style-name="P1"/>
      <text:p text:style-name="P1">Bertrand de Chivré</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28T16:06:37.338557619</meta:creation-date>
    <dc:date>2016-10-28T15:28:17.511427820</dc:date>
    <meta:editing-duration>PT38M19S</meta:editing-duration>
    <meta:editing-cycles>1</meta:editing-cycles>
    <meta:document-statistic meta:table-count="0" meta:image-count="0" meta:object-count="0" meta:page-count="1" meta:paragraph-count="8" meta:word-count="166" meta:character-count="1013" meta:non-whitespace-character-count="852"/>
    <meta:generator>LibreOffice/5.1.4.2$Linux_X86_64 LibreOffice_project/10m0$Build-2</meta:generator>
  </office:meta>
</office:document-meta>
</file>